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5.771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 style:data-style-name="N72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7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64">
      <style:table-cell-properties style:text-align-source="fix" style:repeat-content="false" style:vertical-align="top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TC-TransactionRegist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19"/>
        <table:table-column table:style-name="co5" table:default-cell-style-name="ce13"/>
        <table:table-column table:style-name="co6" table:default-cell-style-name="ce22"/>
        <table:table-column table:style-name="co7" table:default-cell-style-name="ce22"/>
        <table:table-column table:style-name="co8" table:default-cell-style-name="ce9"/>
        <table:table-column table:style-name="co6" table:number-columns-repeated="1014" table:default-cell-style-name="ce22"/>
        <table:table-row table:style-name="ro1"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  <table:table-cell table:style-name="ce14" office:value-type="string" calcext:value-type="string">
            <text:p>Type of Work</text:p>
          </table:table-cell>
          <table:table-cell table:style-name="ce14" office:value-type="string" calcext:value-type="string">
            <text:p>Sub Type</text:p>
          </table:table-cell>
          <table:table-cell table:style-name="ce16" office:value-type="string" calcext:value-type="string">
            <text:p>Start Time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Hours Spent</text:p>
          </table:table-cell>
          <table:table-cell table:style-name="ce32"/>
          <table:table-cell table:style-name="ce23" office:value-type="string" calcext:value-type="string">
            <text:p>TOTAL HOURS:</text:p>
          </table:table-cell>
          <table:table-cell table:style-name="ce17" table:formula="of:=SUM([.G2:.G1048576])" office:value-type="time" office:time-value="PT31H03M00S" calcext:value-type="time">
            <text:p>31:03:00.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0:00:00" calcext:value-type="date">
            <text:p>11/21/2024 10:00 AM</text:p>
          </table:table-cell>
          <table:table-cell office:value-type="date" office:date-value="2024-11-21T11:00:00" calcext:value-type="date">
            <text:p>11/21/2024 11:00 AM</text:p>
          </table:table-cell>
          <table:table-cell table:style-name="ce12" table:formula="of:=[.F2]-[.E2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6:00:00" calcext:value-type="date">
            <text:p>11/21/2024 04:00 PM</text:p>
          </table:table-cell>
          <table:table-cell office:value-type="date" office:date-value="2024-11-21T17:00:00" calcext:value-type="date">
            <text:p>11/21/2024 05:00 PM</text:p>
          </table:table-cell>
          <table:table-cell table:style-name="ce12" table:formula="of:=[.F3]-[.E3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2" calcext:value-type="date">
            <text:p>11/22/2024</text:p>
          </table:table-cell>
          <table:table-cell table:number-columns-repeated="5"/>
          <table:table-cell table:style-name="ce12" table:formula="of:=[.F4]-[.E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3" calcext:value-type="date">
            <text:p>11/23/2024</text:p>
          </table:table-cell>
          <table:table-cell table:number-columns-repeated="5"/>
          <table:table-cell table:style-name="ce12" table:formula="of:=[.F5]-[.E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4" calcext:value-type="date">
            <text:p>11/24/2024</text:p>
          </table:table-cell>
          <table:table-cell table:number-columns-repeated="5"/>
          <table:table-cell table:style-name="ce12" table:formula="of:=[.F6]-[.E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5" calcext:value-type="date">
            <text:p>11/25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1-25T11:00:00" calcext:value-type="date">
            <text:p>11/25/2024 11:00 AM</text:p>
          </table:table-cell>
          <table:table-cell office:value-type="date" office:date-value="2024-11-25T14:00:00" calcext:value-type="date">
            <text:p>11/25/2024 02:00 PM</text:p>
          </table:table-cell>
          <table:table-cell table:style-name="ce12" table:formula="of:=[.F7]-[.E7]" office:value-type="time" office:time-value="PT03H00M00S" calcext:value-type="time">
            <text:p>03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6" calcext:value-type="date">
            <text:p>11/26/2024</text:p>
          </table:table-cell>
          <table:table-cell table:number-columns-repeated="5"/>
          <table:table-cell table:style-name="ce12" table:formula="of:=[.F8]-[.E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7" calcext:value-type="date">
            <text:p>11/27/2024</text:p>
          </table:table-cell>
          <table:table-cell table:number-columns-repeated="5"/>
          <table:table-cell table:style-name="ce12" table:formula="of:=[.F9]-[.E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8" calcext:value-type="date">
            <text:p>11/28/2024</text:p>
          </table:table-cell>
          <table:table-cell table:number-columns-repeated="5"/>
          <table:table-cell table:style-name="ce12" table:formula="of:=[.F10]-[.E1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9" calcext:value-type="date">
            <text:p>11/29/2024</text:p>
          </table:table-cell>
          <table:table-cell table:number-columns-repeated="5"/>
          <table:table-cell table:style-name="ce12" table:formula="of:=[.F11]-[.E1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30" calcext:value-type="date">
            <text:p>11/30/2024</text:p>
          </table:table-cell>
          <table:table-cell table:number-columns-repeated="5"/>
          <table:table-cell table:style-name="ce12" table:formula="of:=[.F12]-[.E1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1" calcext:value-type="date">
            <text:p>12/01/2024</text:p>
          </table:table-cell>
          <table:table-cell table:number-columns-repeated="5"/>
          <table:table-cell table:style-name="ce12" table:formula="of:=[.F13]-[.E1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2" calcext:value-type="date">
            <text:p>12/02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02T15:00:00" calcext:value-type="date">
            <text:p>12/02/2024 03:00 PM</text:p>
          </table:table-cell>
          <table:table-cell office:value-type="date" office:date-value="2024-12-02T17:00:00" calcext:value-type="date">
            <text:p>12/02/2024 05:00 PM</text:p>
          </table:table-cell>
          <table:table-cell table:style-name="ce12" table:formula="of:=[.F14]-[.E14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3" calcext:value-type="date">
            <text:p>12/03/2024</text:p>
          </table:table-cell>
          <table:table-cell table:number-columns-repeated="5"/>
          <table:table-cell table:style-name="ce12" table:formula="of:=[.F15]-[.E1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4" calcext:value-type="date">
            <text:p>12/04/2024</text:p>
          </table:table-cell>
          <table:table-cell table:number-columns-repeated="5"/>
          <table:table-cell table:style-name="ce12" table:formula="of:=[.F16]-[.E1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5" calcext:value-type="date">
            <text:p>12/05/2024</text:p>
          </table:table-cell>
          <table:table-cell table:number-columns-repeated="5"/>
          <table:table-cell table:style-name="ce12" table:formula="of:=[.F17]-[.E1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6" calcext:value-type="date">
            <text:p>12/06/2024</text:p>
          </table:table-cell>
          <table:table-cell table:number-columns-repeated="5"/>
          <table:table-cell table:style-name="ce12" table:formula="of:=[.F18]-[.E1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7" calcext:value-type="date">
            <text:p>12/07/2024</text:p>
          </table:table-cell>
          <table:table-cell table:number-columns-repeated="5"/>
          <table:table-cell table:style-name="ce12" table:formula="of:=[.F19]-[.E1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8" calcext:value-type="date">
            <text:p>12/08/2024</text:p>
          </table:table-cell>
          <table:table-cell table:number-columns-repeated="5"/>
          <table:table-cell table:style-name="ce12" table:formula="of:=[.F20]-[.E2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9" calcext:value-type="date">
            <text:p>12/09/2024</text:p>
          </table:table-cell>
          <table:table-cell table:number-columns-repeated="5"/>
          <table:table-cell table:style-name="ce12" table:formula="of:=[.F21]-[.E2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0" calcext:value-type="date">
            <text:p>12/10/2024</text:p>
          </table:table-cell>
          <table:table-cell office:value-type="string" calcext:value-type="string">
            <text:p>Worked on single transaction list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0T14:10:00" calcext:value-type="date">
            <text:p>12/10/2024 02:10 PM</text:p>
          </table:table-cell>
          <table:table-cell office:value-type="date" office:date-value="2024-12-10T16:53:00" calcext:value-type="date">
            <text:p>12/10/2024 04:53 PM</text:p>
          </table:table-cell>
          <table:table-cell table:style-name="ce12" table:formula="of:=[.F22]-[.E22]" office:value-type="time" office:time-value="PT02H43M00S" calcext:value-type="time">
            <text:p>02:43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1" calcext:value-type="date">
            <text:p>12/11/2024</text:p>
          </table:table-cell>
          <table:table-cell table:number-columns-repeated="5"/>
          <table:table-cell table:style-name="ce12" table:formula="of:=[.F23]-[.E2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2" calcext:value-type="date">
            <text:p>12/12/2024</text:p>
          </table:table-cell>
          <table:table-cell office:value-type="string" calcext:value-type="string">
            <text:p>Worked on selling partial transaction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2T15:00:00" calcext:value-type="date">
            <text:p>12/12/2024 03:00 PM</text:p>
          </table:table-cell>
          <table:table-cell office:value-type="date" office:date-value="2024-12-12T17:30:00" calcext:value-type="date">
            <text:p>12/12/2024 05:30 PM</text:p>
          </table:table-cell>
          <table:table-cell table:style-name="ce12" table:formula="of:=[.F24]-[.E24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3" calcext:value-type="date">
            <text:p>12/13/2024</text:p>
          </table:table-cell>
          <table:table-cell office:value-type="string" calcext:value-type="string">
            <text:p>Worked on selling asset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3T14:00:00" calcext:value-type="date">
            <text:p>12/13/2024 02:00 PM</text:p>
          </table:table-cell>
          <table:table-cell office:value-type="date" office:date-value="2024-12-13T16:00:00" calcext:value-type="date">
            <text:p>12/13/2024 04:00 PM</text:p>
          </table:table-cell>
          <table:table-cell table:style-name="ce12" table:formula="of:=[.F25]-[.E25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4" calcext:value-type="date">
            <text:p>12/14/2024</text:p>
          </table:table-cell>
          <table:table-cell table:number-columns-repeated="5"/>
          <table:table-cell table:style-name="ce12" table:formula="of:=[.F26]-[.E2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5" calcext:value-type="date">
            <text:p>12/15/2024</text:p>
          </table:table-cell>
          <table:table-cell table:number-columns-repeated="5"/>
          <table:table-cell table:style-name="ce12" table:formula="of:=[.F27]-[.E2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6" calcext:value-type="date">
            <text:p>12/16/2024</text:p>
          </table:table-cell>
          <table:table-cell office:value-type="string" calcext:value-type="string">
            <text:p>Worked on simplifying transaction app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6T15:00:00" calcext:value-type="date">
            <text:p>12/16/2024 03:00 PM</text:p>
          </table:table-cell>
          <table:table-cell office:value-type="date" office:date-value="2024-12-16T16:18:00" calcext:value-type="date">
            <text:p>12/16/2024 04:18 PM</text:p>
          </table:table-cell>
          <table:table-cell table:style-name="ce12" table:formula="of:=[.F28]-[.E28]" office:value-type="time" office:time-value="PT01H18M00S" calcext:value-type="time">
            <text:p>01:18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7" calcext:value-type="date">
            <text:p>12/17/2024</text:p>
          </table:table-cell>
          <table:table-cell table:number-columns-repeated="5"/>
          <table:table-cell table:style-name="ce12" table:formula="of:=[.F29]-[.E2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8" calcext:value-type="date">
            <text:p>12/18/2024</text:p>
          </table:table-cell>
          <table:table-cell office:value-type="string" calcext:value-type="string">
            <text:p>Worked on fixing recalculating asset value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8T14:40:00" calcext:value-type="date">
            <text:p>12/18/2024 02:40 PM</text:p>
          </table:table-cell>
          <table:table-cell office:value-type="date" office:date-value="2024-12-18T16:06:00" calcext:value-type="date">
            <text:p>12/18/2024 04:06 PM</text:p>
          </table:table-cell>
          <table:table-cell table:style-name="ce12" table:formula="of:=[.F30]-[.E30]" office:value-type="time" office:time-value="PT01H26M00S" calcext:value-type="time">
            <text:p>01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9" calcext:value-type="date">
            <text:p>12/19/2024</text:p>
          </table:table-cell>
          <table:table-cell table:number-columns-repeated="5"/>
          <table:table-cell table:style-name="ce12" table:formula="of:=[.F31]-[.E3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0" calcext:value-type="date">
            <text:p>12/20/2024</text:p>
          </table:table-cell>
          <table:table-cell office:value-type="string" calcext:value-type="string">
            <text:p>Worked on current value calculations and data entr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0T11:00:00" calcext:value-type="date">
            <text:p>12/20/2024 11:00 AM</text:p>
          </table:table-cell>
          <table:table-cell office:value-type="date" office:date-value="2024-12-20T15:26:00" calcext:value-type="date">
            <text:p>12/20/2024 03:26 PM</text:p>
          </table:table-cell>
          <table:table-cell table:style-name="ce12" table:formula="of:=[.F32]-[.E32]" office:value-type="time" office:time-value="PT04H26M00S" calcext:value-type="time">
            <text:p>04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1" calcext:value-type="date">
            <text:p>12/21/2024</text:p>
          </table:table-cell>
          <table:table-cell office:value-type="string" calcext:value-type="string">
            <text:p>Worked on building template release build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1T15:00:00" calcext:value-type="date">
            <text:p>12/21/2024 03:00 PM</text:p>
          </table:table-cell>
          <table:table-cell office:value-type="date" office:date-value="2024-12-21T17:30:00" calcext:value-type="date">
            <text:p>12/21/2024 05:30 PM</text:p>
          </table:table-cell>
          <table:table-cell table:style-name="ce12" table:formula="of:=[.F33]-[.E33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2" calcext:value-type="date">
            <text:p>12/22/2024</text:p>
          </table:table-cell>
          <table:table-cell office:value-type="string" calcext:value-type="string">
            <text:p>Worked on creating installer script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2T14:30:00" calcext:value-type="date">
            <text:p>12/22/2024 02:30 PM</text:p>
          </table:table-cell>
          <table:table-cell office:value-type="date" office:date-value="2024-12-22T15:30:00" calcext:value-type="date">
            <text:p>12/22/2024 03:30 PM</text:p>
          </table:table-cell>
          <table:table-cell table:style-name="ce12" table:formula="of:=[.F34]-[.E34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3" calcext:value-type="date">
            <text:p>12/23/2024</text:p>
          </table:table-cell>
          <table:table-cell table:number-columns-repeated="5"/>
          <table:table-cell table:style-name="ce12" table:formula="of:=[.F35]-[.E3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4" calcext:value-type="date">
            <text:p>12/24/2024</text:p>
          </table:table-cell>
          <table:table-cell table:number-columns-repeated="5"/>
          <table:table-cell table:style-name="ce12" table:formula="of:=[.F36]-[.E3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5" calcext:value-type="date">
            <text:p>12/25/2024</text:p>
          </table:table-cell>
          <table:table-cell table:number-columns-repeated="5"/>
          <table:table-cell table:style-name="ce12" table:formula="of:=[.F37]-[.E3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6" calcext:value-type="date">
            <text:p>12/26/2024</text:p>
          </table:table-cell>
          <table:table-cell table:number-columns-repeated="5"/>
          <table:table-cell table:style-name="ce12" table:formula="of:=[.F38]-[.E3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7" calcext:value-type="date">
            <text:p>12/27/2024</text:p>
          </table:table-cell>
          <table:table-cell table:number-columns-repeated="5"/>
          <table:table-cell table:style-name="ce12" table:formula="of:=[.F39]-[.E3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8" calcext:value-type="date">
            <text:p>12/28/2024</text:p>
          </table:table-cell>
          <table:table-cell table:number-columns-repeated="5"/>
          <table:table-cell table:style-name="ce12" table:formula="of:=[.F40]-[.E4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9" calcext:value-type="date">
            <text:p>12/29/2024</text:p>
          </table:table-cell>
          <table:table-cell table:number-columns-repeated="5"/>
          <table:table-cell table:style-name="ce12" table:formula="of:=[.F41]-[.E4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0" calcext:value-type="date">
            <text:p>12/30/2024</text:p>
          </table:table-cell>
          <table:table-cell table:number-columns-repeated="5"/>
          <table:table-cell table:style-name="ce12" table:formula="of:=[.F42]-[.E4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1" calcext:value-type="date">
            <text:p>12/31/2024</text:p>
          </table:table-cell>
          <table:table-cell office:value-type="string" calcext:value-type="string">
            <text:p>Worked on storing sell transaction data under a single record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31T10:15:00" calcext:value-type="date">
            <text:p>12/31/2024 10:15 AM</text:p>
          </table:table-cell>
          <table:table-cell office:value-type="date" office:date-value="2024-12-31T12:15:00" calcext:value-type="date">
            <text:p>12/31/2024 12:15 PM</text:p>
          </table:table-cell>
          <table:table-cell table:style-name="ce12" table:formula="of:=[.F43]-[.E43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1" calcext:value-type="date">
            <text:p>01/01/2025</text:p>
          </table:table-cell>
          <table:table-cell office:value-type="string" calcext:value-type="string">
            <text:p>Worked on storing and loading sell transaction data to the json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1T12:30:00" calcext:value-type="date">
            <text:p>01/01/2025 12:30 PM</text:p>
          </table:table-cell>
          <table:table-cell office:value-type="date" office:date-value="2025-01-01T13:30:00" calcext:value-type="date">
            <text:p>01/01/2025 01:30 PM</text:p>
          </table:table-cell>
          <table:table-cell table:style-name="ce12" table:formula="of:=[.F44]-[.E44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2" calcext:value-type="date">
            <text:p>01/02/2025</text:p>
          </table:table-cell>
          <table:table-cell office:value-type="string" calcext:value-type="string">
            <text:p>Worked on linking sold transaction data with a sell transaction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2T12:15:00" calcext:value-type="date">
            <text:p>01/02/2025 12:15 PM</text:p>
          </table:table-cell>
          <table:table-cell office:value-type="date" office:date-value="2025-01-02T13:45:00" calcext:value-type="date">
            <text:p>01/02/2025 01:45 PM</text:p>
          </table:table-cell>
          <table:table-cell table:style-name="ce12" table:formula="of:=[.F45]-[.E45]" office:value-type="time" office:time-value="PT01H30M00S" calcext:value-type="time">
            <text:p>01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2" calcext:value-type="date">
            <text:p>01/02/2025</text:p>
          </table:table-cell>
          <table:table-cell office:value-type="string" calcext:value-type="string">
            <text:p>Worked on storing sold and generated transaction indexes to json file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2T15:00:00" calcext:value-type="date">
            <text:p>01/02/2025 03:00 PM</text:p>
          </table:table-cell>
          <table:table-cell office:value-type="date" office:date-value="2025-01-02T16:40:00" calcext:value-type="date">
            <text:p>01/02/2025 04:40 PM</text:p>
          </table:table-cell>
          <table:table-cell table:style-name="ce12" table:formula="of:=[.F46]-[.E46]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3" calcext:value-type="date">
            <text:p>01/03/2025</text:p>
          </table:table-cell>
          <table:table-cell table:number-columns-repeated="5"/>
          <table:table-cell table:style-name="ce12" table:formula="of:=[.F47]-[.E4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4" calcext:value-type="date">
            <text:p>01/04/2025</text:p>
          </table:table-cell>
          <table:table-cell table:number-columns-repeated="5"/>
          <table:table-cell table:style-name="ce12" table:formula="of:=[.F48]-[.E4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5" calcext:value-type="date">
            <text:p>01/05/2025</text:p>
          </table:table-cell>
          <table:table-cell table:number-columns-repeated="5"/>
          <table:table-cell table:style-name="ce12" table:formula="of:=[.F49]-[.E4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6" calcext:value-type="date">
            <text:p>01/06/2025</text:p>
          </table:table-cell>
          <table:table-cell office:value-type="string" calcext:value-type="string">
            <text:p>Worked on Edit / Delete transac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table:number-columns-repeated="2" office:value-type="date" office:date-value="2025-01-06T14:00:00" calcext:value-type="date">
            <text:p>01/06/2025 02:00 PM</text:p>
          </table:table-cell>
          <table:table-cell table:style-name="ce12" table:formula="of:=[.F50]-[.E5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7" calcext:value-type="date">
            <text:p>01/07/2025</text:p>
          </table:table-cell>
          <table:table-cell table:number-columns-repeated="5"/>
          <table:table-cell table:style-name="ce12" table:formula="of:=[.F51]-[.E5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8" calcext:value-type="date">
            <text:p>01/08/2025</text:p>
          </table:table-cell>
          <table:table-cell table:number-columns-repeated="5"/>
          <table:table-cell table:style-name="ce12" table:formula="of:=[.F52]-[.E5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9" calcext:value-type="date">
            <text:p>01/09/2025</text:p>
          </table:table-cell>
          <table:table-cell table:number-columns-repeated="5"/>
          <table:table-cell table:style-name="ce12" table:formula="of:=[.F53]-[.E5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0" calcext:value-type="date">
            <text:p>01/10/2025</text:p>
          </table:table-cell>
          <table:table-cell table:number-columns-repeated="5"/>
          <table:table-cell table:style-name="ce12" table:formula="of:=[.F54]-[.E5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1" calcext:value-type="date">
            <text:p>01/11/2025</text:p>
          </table:table-cell>
          <table:table-cell table:number-columns-repeated="5"/>
          <table:table-cell table:style-name="ce12" table:formula="of:=[.F55]-[.E5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2" calcext:value-type="date">
            <text:p>01/12/2025</text:p>
          </table:table-cell>
          <table:table-cell table:number-columns-repeated="5"/>
          <table:table-cell table:style-name="ce12" table:formula="of:=[.F56]-[.E5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3" calcext:value-type="date">
            <text:p>01/13/2025</text:p>
          </table:table-cell>
          <table:table-cell table:number-columns-repeated="5"/>
          <table:table-cell table:style-name="ce12" table:formula="of:=[.F57]-[.E5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4" calcext:value-type="date">
            <text:p>01/14/2025</text:p>
          </table:table-cell>
          <table:table-cell table:number-columns-repeated="5"/>
          <table:table-cell table:style-name="ce12" table:formula="of:=[.F58]-[.E5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5" calcext:value-type="date">
            <text:p>01/15/2025</text:p>
          </table:table-cell>
          <table:table-cell table:number-columns-repeated="5"/>
          <table:table-cell table:style-name="ce12" table:formula="of:=[.F59]-[.E5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6" calcext:value-type="date">
            <text:p>01/16/2025</text:p>
          </table:table-cell>
          <table:table-cell table:number-columns-repeated="5"/>
          <table:table-cell table:style-name="ce12" table:formula="of:=[.F60]-[.E6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7" calcext:value-type="date">
            <text:p>01/17/2025</text:p>
          </table:table-cell>
          <table:table-cell table:number-columns-repeated="5"/>
          <table:table-cell table:style-name="ce12" table:formula="of:=[.F61]-[.E6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8" calcext:value-type="date">
            <text:p>01/18/2025</text:p>
          </table:table-cell>
          <table:table-cell table:number-columns-repeated="5"/>
          <table:table-cell table:style-name="ce12" table:formula="of:=[.F62]-[.E6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9" calcext:value-type="date">
            <text:p>01/19/2025</text:p>
          </table:table-cell>
          <table:table-cell table:number-columns-repeated="5"/>
          <table:table-cell table:style-name="ce12" table:formula="of:=[.F63]-[.E6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0" calcext:value-type="date">
            <text:p>01/20/2025</text:p>
          </table:table-cell>
          <table:table-cell table:number-columns-repeated="5"/>
          <table:table-cell table:style-name="ce12" table:formula="of:=[.F64]-[.E6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1" calcext:value-type="date">
            <text:p>01/21/2025</text:p>
          </table:table-cell>
          <table:table-cell table:number-columns-repeated="5"/>
          <table:table-cell table:style-name="ce12" table:formula="of:=[.F65]-[.E6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2" calcext:value-type="date">
            <text:p>01/22/2025</text:p>
          </table:table-cell>
          <table:table-cell table:number-columns-repeated="5"/>
          <table:table-cell table:style-name="ce12" table:formula="of:=[.F66]-[.E6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3" calcext:value-type="date">
            <text:p>01/23/2025</text:p>
          </table:table-cell>
          <table:table-cell table:number-columns-repeated="5"/>
          <table:table-cell table:style-name="ce12" table:formula="of:=[.F67]-[.E6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4" calcext:value-type="date">
            <text:p>01/24/2025</text:p>
          </table:table-cell>
          <table:table-cell table:number-columns-repeated="5"/>
          <table:table-cell table:style-name="ce12" table:formula="of:=[.F68]-[.E6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5" calcext:value-type="date">
            <text:p>01/25/2025</text:p>
          </table:table-cell>
          <table:table-cell table:number-columns-repeated="5"/>
          <table:table-cell table:style-name="ce12" table:formula="of:=[.F69]-[.E6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6" calcext:value-type="date">
            <text:p>01/26/2025</text:p>
          </table:table-cell>
          <table:table-cell table:number-columns-repeated="5"/>
          <table:table-cell table:style-name="ce12" table:formula="of:=[.F70]-[.E7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7" calcext:value-type="date">
            <text:p>01/27/2025</text:p>
          </table:table-cell>
          <table:table-cell table:number-columns-repeated="5"/>
          <table:table-cell table:style-name="ce12" table:formula="of:=[.F71]-[.E7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8" calcext:value-type="date">
            <text:p>01/28/2025</text:p>
          </table:table-cell>
          <table:table-cell table:number-columns-repeated="5"/>
          <table:table-cell table:style-name="ce12" table:formula="of:=[.F72]-[.E7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9" calcext:value-type="date">
            <text:p>01/29/2025</text:p>
          </table:table-cell>
          <table:table-cell table:number-columns-repeated="5"/>
          <table:table-cell table:style-name="ce12" table:formula="of:=[.F73]-[.E7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30" calcext:value-type="date">
            <text:p>01/30/2025</text:p>
          </table:table-cell>
          <table:table-cell table:number-columns-repeated="5"/>
          <table:table-cell table:style-name="ce12" table:formula="of:=[.F74]-[.E7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31" calcext:value-type="date">
            <text:p>01/31/2025</text:p>
          </table:table-cell>
          <table:table-cell table:number-columns-repeated="5"/>
          <table:table-cell table:style-name="ce12" table:formula="of:=[.F75]-[.E7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4T15:57:15.199925731</meta:creation-date>
    <meta:generator>LibreOffice/7.3.7.2$Linux_X86_64 LibreOffice_project/30$Build-2</meta:generator>
    <dc:date>2025-01-06T14:01:19.824585636</dc:date>
    <meta:editing-duration>P6DT2H53M27S</meta:editing-duration>
    <meta:editing-cycles>558</meta:editing-cycles>
    <meta:document-statistic meta:table-count="1" meta:cell-count="242" meta:object-count="0"/>
  </office:meta>
</office:document-meta>
</file>